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2.581cm"/>
    </style:style>
    <style:style style:name="co26" style:family="table-column">
      <style:table-column-properties fo:break-before="auto" style:column-width="3.662cm"/>
    </style:style>
    <style:style style:name="co27" style:family="table-column">
      <style:table-column-properties fo:break-before="auto" style:column-width="3.052cm"/>
    </style:style>
    <style:style style:name="co28" style:family="table-column">
      <style:table-column-properties fo:break-before="auto" style:column-width="4.383cm"/>
    </style:style>
    <style:style style:name="co19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246cm"/>
    </style:style>
    <style:style style:name="co29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3.745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3.274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11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6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ackground-color="#ff6600" fo:wrap-option="wrap"/>
    </style:style>
    <style:style style:name="ce48" style:family="table-cell" style:parent-style-name="Default">
      <style:table-cell-properties fo:background-color="#ffff00" fo:wrap-option="wrap"/>
    </style:style>
    <style:style style:name="ce49" style:family="table-cell" style:parent-style-name="Default">
      <style:table-cell-properties fo:background-color="#00cc33" fo:wrap-option="wrap"/>
    </style:style>
    <style:style style:name="ce50" style:family="table-cell" style:parent-style-name="Default">
      <style:table-cell-properties fo:background-color="#99ffcc" fo:wrap-option="wrap"/>
    </style:style>
    <style:style style:name="ce51" style:family="table-cell" style:parent-style-name="Default">
      <style:table-cell-properties fo:background-color="#9933ff"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6600" fo:wrap-option="wrap" fo:border="0.002cm solid #000000"/>
    </style:style>
    <style:style style:name="ce55" style:family="table-cell" style:parent-style-name="Default">
      <style:table-cell-properties fo:background-color="#ffff00" fo:wrap-option="wrap" fo:border="0.002cm solid #000000"/>
    </style:style>
    <style:style style:name="ce56" style:family="table-cell" style:parent-style-name="Default">
      <style:table-cell-properties fo:background-color="#ffffff" fo:wrap-option="wrap"/>
    </style:style>
    <style:style style:name="ce57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0000cc" fo:wrap-option="wrap"/>
    </style:style>
    <style:style style:name="ce63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00cc33"/>
    </style:style>
    <style:style style:name="ce27" style:family="table-cell" style:parent-style-name="Default">
      <style:table-cell-properties fo:background-color="#99ffcc"/>
    </style:style>
    <style:style style:name="ce28" style:family="table-cell" style:parent-style-name="Default">
      <style:table-cell-properties fo:background-color="#9933ff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ff0000" fo:border="0.002cm solid #000000"/>
    </style:style>
    <style:style style:name="ce32" style:family="table-cell" style:parent-style-name="Default" style:data-style-name="N37">
      <style:table-cell-properties fo:background-color="#ffff00" fo:border="0.002cm solid #000000"/>
    </style:style>
    <style:style style:name="ce33" style:family="table-cell" style:parent-style-name="Default" style:data-style-name="N37">
      <style:table-cell-properties fo:background-color="#ff6600" fo:border="0.002cm solid #000000"/>
    </style:style>
    <style:style style:name="ce34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>
      <style:table-cell-properties fo:background-color="#ffff00" fo:border="0.002cm solid #666666"/>
    </style:style>
    <style:style style:name="ce36" style:family="table-cell" style:parent-style-name="Default" style:data-style-name="N37">
      <style:table-cell-properties fo:background-color="#00cc33" fo:border="0.002cm solid #666666"/>
    </style:style>
    <style:style style:name="ce37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 style:data-style-name="N37">
      <style:table-cell-properties fo:background-color="#00cc00" fo:border="0.002cm solid #666666"/>
    </style:style>
    <style:style style:name="ce4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37">
      <style:table-cell-properties fo:background-color="#00cc33" fo:border="0.002cm solid #000000"/>
    </style:style>
    <style:style style:name="ce42" style:family="table-cell" style:parent-style-name="Default" style:data-style-name="N37">
      <style:table-cell-properties fo:background-color="#00cc00" fo:border="0.002cm solid #000000"/>
    </style:style>
    <style:style style:name="ce43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 style:data-style-name="N37">
      <style:table-cell-properties fo:background-color="#99ffcc" fo:border="0.002cm solid #000000"/>
    </style:style>
    <style:style style:name="ce45" style:family="table-cell" style:parent-style-name="Default">
      <style:table-cell-properties fo:background-color="#ff0000" fo:border="0.002cm solid #000000"/>
    </style:style>
    <style:style style:name="ce68" style:family="table-cell" style:parent-style-name="Default">
      <style:table-cell-properties fo:background-color="#ffff00" fo:border="0.002cm solid #000000"/>
    </style:style>
    <style:style style:name="ce69" style:family="table-cell" style:parent-style-name="Default">
      <style:table-cell-properties fo:background-color="#ff6600" fo:border="0.002cm solid #000000"/>
    </style:style>
    <style:style style:name="ce70" style:family="table-cell" style:parent-style-name="Default">
      <style:table-cell-properties fo:background-color="#ffff00" fo:border="0.002cm solid #666666"/>
    </style:style>
    <style:style style:name="ce71" style:family="table-cell" style:parent-style-name="Default">
      <style:table-cell-properties fo:background-color="#00cc33" fo:border="0.002cm solid #666666"/>
    </style:style>
    <style:style style:name="ce72" style:family="table-cell" style:parent-style-name="Default">
      <style:table-cell-properties fo:background-color="#00cc00" fo:border="0.002cm solid #666666"/>
    </style:style>
    <style:style style:name="ce73" style:family="table-cell" style:parent-style-name="Default">
      <style:table-cell-properties fo:background-color="#00cc33" fo:border="0.002cm solid #000000"/>
    </style:style>
    <style:style style:name="ce74" style:family="table-cell" style:parent-style-name="Default">
      <style:table-cell-properties fo:background-color="#00cc00" fo:border="0.002cm solid #000000"/>
    </style:style>
    <style:style style:name="ce75" style:family="table-cell" style:parent-style-name="Default">
      <style:table-cell-properties fo:background-color="#99ffcc" fo:border="0.002cm solid #000000"/>
    </style:style>
    <style:style style:name="ce76" style:family="table-cell" style:parent-style-name="Default">
      <style:table-cell-properties fo:background-color="transparent" fo:border="0.002cm solid #000000"/>
    </style:style>
    <style:style style:name="ce77" style:family="table-cell" style:parent-style-name="Default">
      <style:table-cell-properties fo:background-color="#ffff00" fo:border="0.088cm solid #666666"/>
    </style:style>
    <style:style style:name="ce78" style:family="table-cell" style:parent-style-name="Default">
      <style:table-cell-properties fo:background-color="#0000cc"/>
    </style:style>
    <style:style style:name="ce7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0000cc" fo:border="0.002cm solid #000000"/>
    </style:style>
    <style:style style:name="ce81" style:family="table-cell" style:parent-style-name="Default">
      <style:table-cell-properties fo:background-color="#9900ff" fo:border="0.002cm solid #000000"/>
    </style:style>
    <style:style style:name="ce82" style:family="table-cell" style:parent-style-name="Default">
      <style:table-cell-properties fo:background-color="#9933ff" fo:border="0.002cm solid #000000"/>
    </style:style>
    <style:style style:name="ce83" style:family="table-cell" style:parent-style-name="Default">
      <style:table-cell-properties fo:background-color="#ffffff" fo:border="0.002cm solid #000000"/>
    </style:style>
    <style:style style:name="ce84" style:family="table-cell" style:parent-style-name="Default">
      <style:table-cell-properties fo:background-color="#0000cc" fo:wrap-option="wrap" fo:border="0.002cm solid #000000"/>
    </style:style>
    <style:style style:name="ce85" style:family="table-cell" style:parent-style-name="Default">
      <style:table-cell-properties fo:background-color="#99ffcc" fo:wrap-option="wrap" fo:border="0.002cm solid #000000"/>
    </style:style>
    <style:style style:name="ce86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87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6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number-columns-repeated="3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11" table:default-cell-style-name="ce29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3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4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8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30" office:value-type="string">
            <text:p>Число</text:p>
          </table:table-cell>
          <table:table-cell table:style-name="ce30" office:value-type="string">
            <text:p>Подъем до 09:30 (1 буд)</text:p>
          </table:table-cell>
          <table:table-cell table:style-name="ce30" office:value-type="string">
            <text:p>Зарядка</text:p>
          </table:table-cell>
          <table:table-cell table:style-name="ce30" office:value-type="string">
            <text:p>Работа</text:p>
          </table:table-cell>
          <table:table-cell table:style-name="ce30" office:value-type="string">
            <text:p>Обучение light</text:p>
          </table:table-cell>
          <table:table-cell table:style-name="ce30" office:value-type="string">
            <text:p>Обучение hard</text:p>
          </table:table-cell>
          <table:table-cell table:style-name="ce30" office:value-type="string">
            <text:p>Спорт</text:p>
          </table:table-cell>
          <table:table-cell table:style-name="ce30" office:value-type="string">
            <text:p>English</text:p>
          </table:table-cell>
          <table:table-cell table:style-name="ce30" office:value-type="string">
            <text:p>Важные дела</text:p>
          </table:table-cell>
          <table:table-cell table:style-name="ce30" office:value-type="string">
            <text:p>Здоровье</text:p>
          </table:table-cell>
          <table:table-cell table:style-name="ce30" office:value-type="string">
            <text:p>Итог</text:p>
          </table:table-cell>
          <table:table-cell table:style-name="ce30"/>
          <table:table-cell table:number-columns-repeated="3"/>
        </table:table-row>
        <table:table-row table:style-name="ro6">
          <table:table-cell table:style-name="ce30" office:value-type="string">
            <text:p>Значения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string">
            <text:p>1 / 30 минут</text:p>
          </table:table-cell>
          <table:table-cell table:style-name="ce30" office:value-type="string">
            <text:p>1 / 1 час</text:p>
          </table:table-cell>
          <table:table-cell table:style-name="ce30" office:value-type="string">
            <text:p>1 / 30 минут</text:p>
          </table:table-cell>
          <table:table-cell table:style-name="ce30" office:value-type="string">
            <text:p>1 / 20 минут</text:p>
          </table:table-cell>
          <table:table-cell table:style-name="ce30" office:value-type="string">
            <text:p>1 / 30 минут</text:p>
          </table:table-cell>
          <table:table-cell table:number-columns-repeated="2" table:style-name="ce30" office:value-type="string">
            <text:p>Опционально</text:p>
          </table:table-cell>
          <table:table-cell table:style-name="ce30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4-02">
              <text:p>02.04.18</text:p>
            </table:table-cell>
            <table:table-cell table:style-name="ce45" office:value-type="float" office:value="0">
              <text:p>0</text:p>
            </table:table-cell>
            <table:table-cell table:style-name="ce45" office:value-type="float" office:value="1">
              <text:p>1</text:p>
            </table:table-cell>
            <table:table-cell table:style-name="ce45"/>
            <table:table-cell table:style-name="ce45"/>
            <table:table-cell table:style-name="ce45" office:value-type="float" office:value="2">
              <text:p>2</text:p>
            </table:table-cell>
            <table:table-cell table:number-columns-repeated="2"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style-name="ce45" table:formula="of:= [.B10] + [.C10] + [.D10] + [.F10] + [.G10] + [.H10] + [.I10]" office:value-type="float" office:value="5">
              <text:p>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3">
              <text:p>03.04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/>
            <table:table-cell table:style-name="ce45"/>
            <table:table-cell table:style-name="ce45" office:value-type="float" office:value="2">
              <text:p>2</text:p>
            </table:table-cell>
            <table:table-cell table:number-columns-repeated="3" table:style-name="ce45"/>
            <table:table-cell table:style-name="ce45"/>
            <table:table-cell table:style-name="ce45" table:formula="of:= [.B11] + [.C11] + [.D11] + [.F11] + [.G11] + [.H11] + [.I11]" office:value-type="float" office:value="4">
              <text:p>4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4">
              <text:p>04.04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/>
            <table:table-cell table:number-columns-repeated="3" table:style-name="ce68" office:value-type="float" office:value="2">
              <text:p>2</text:p>
            </table:table-cell>
            <table:table-cell table:style-name="ce68"/>
            <table:table-cell table:style-name="ce68"/>
            <table:table-cell table:style-name="ce68" table:formula="of:= [.B12] + [.C12] + [.D12] + [.F12] + [.G12] + [.H12] + [.I12]" office:value-type="float" office:value="11">
              <text:p>11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4-05">
              <text:p>05.04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3">
              <text:p>3</text:p>
            </table:table-cell>
            <table:table-cell table:style-name="ce69"/>
            <table:table-cell table:style-name="ce69" office:value-type="float" office:value="2">
              <text:p>2</text:p>
            </table:table-cell>
            <table:table-cell table:number-columns-repeated="3" table:style-name="ce69"/>
            <table:table-cell table:style-name="ce69"/>
            <table:table-cell table:style-name="ce69" table:formula="of:= [.B13] + [.C13] + [.D13] + [.F13] + [.G13] + [.H13] + [.I13]" office:value-type="float" office:value="7">
              <text:p>7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6">
              <text:p>06.04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style-name="ce68"/>
            <table:table-cell table:number-columns-repeated="2" table:style-name="ce68" office:value-type="float" office:value="1">
              <text:p>1</text:p>
            </table:table-cell>
            <table:table-cell table:style-name="ce68"/>
            <table:table-cell table:style-name="ce68" table:formula="of:= [.B14] + [.C14] + [.D14] + [.F14] + [.G14] + [.H14] + [.I14]" office:value-type="float" office:value="9">
              <text:p>9</text:p>
            </table:table-cell>
            <table:table-cell table:style-name="ce68"/>
            <table:table-cell table:number-columns-repeated="3"/>
          </table:table-row>
        </table:table-row-group>
        <table:table-row-group>
          <table:table-row table:style-name="ro7">
            <table:table-cell table:style-name="ce34" office:value-type="string">
              <text:p>Неделя</text:p>
            </table:table-cell>
            <table:table-cell table:style-name="ce34" table:formula="of:= ([.B10] + [.B11] + [.B12] + [.B13] + [.B14]) / 5" office:value-type="float" office:value="0.8">
              <text:p>0,8</text:p>
            </table:table-cell>
            <table:table-cell table:style-name="ce34" table:formula="of:= ([.C10] + [.C11] + [.C12] + [.C13] + [.C14]) / 5" office:value-type="float" office:value="1">
              <text:p>1</text:p>
            </table:table-cell>
            <table:table-cell table:style-name="ce34" table:formula="of:= ([.D10] + [.D11] + [.D12] + [.D13] + [.D14]) / 5" office:value-type="float" office:value="1.8">
              <text:p>1,8</text:p>
            </table:table-cell>
            <table:table-cell table:style-name="ce34"/>
            <table:table-cell table:style-name="ce34" table:formula="of:= ([.F10] + [.F11] + [.F12] + [.F13] + [.F14]) / 5" office:value-type="float" office:value="2">
              <text:p>2</text:p>
            </table:table-cell>
            <table:table-cell table:style-name="ce34" table:formula="of:= ([.G10] + [.G11] + [.G12] + [.G13] + [.G14]) / 5" office:value-type="float" office:value="0.4">
              <text:p>0,4</text:p>
            </table:table-cell>
            <table:table-cell table:style-name="ce34" table:formula="of:= ([.H10] + [.H11] + [.H12] + [.H13] + [.H14]) / 5" office:value-type="float" office:value="0.6">
              <text:p>0,6</text:p>
            </table:table-cell>
            <table:table-cell table:style-name="ce34" table:formula="of:= ([.I10] + [.I11] + [.I12] + [.I13] + [.I14]) / 5" office:value-type="float" office:value="0.6">
              <text:p>0,6</text:p>
            </table:table-cell>
            <table:table-cell table:style-name="ce34"/>
            <table:table-cell table:style-name="ce34" table:formula="of:= ([.K10] + [.K11] + [.K12] + [.K13] + [.K14]) / 5" office:value-type="float" office:value="7.2">
              <text:p>7,2</text:p>
            </table:table-cell>
            <table:table-cell table:style-name="ce3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09">
                <text:p>09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/>
              <table:table-cell table:style-name="ce70" table:formula="of:= [.B16] + [.C16] + [.D16] + [.F16] + [.G16] + [.H16] + [.I16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0">
                <text:p>10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/>
              <table:table-cell table:style-name="ce70" table:formula="of:= [.B17] + [.C17] + [.D17] + [.F17] + [.G17] + [.H17] + [.I17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1">
                <text:p>11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6">
                <text:p>6</text:p>
              </table:table-cell>
              <table:table-cell table:style-name="ce71"/>
              <table:table-cell table:style-name="ce71" office:value-type="float" office:value="3">
                <text:p>3</text:p>
              </table:table-cell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 table:formula="of:= [.B18] + [.C18] + [.D18] + [.F18] + [.G18] + [.H18] + [.I18]" office:value-type="float" office:value="14">
                <text:p>14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2">
                <text:p>12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number-columns-repeated="2" table:style-name="ce70"/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table:formula="of:= [.B19] + [.C19] + [.D19] + [.F19] + [.G19] + [.H19] + [.I19]" office:value-type="float" office:value="10">
                <text:p>10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3">
                <text:p>13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number-columns-repeated="2" table:style-name="ce70"/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 table:formula="of:= [.B20] + [.C20] + [.D20] + [.F20] + [.G20] + [.H20] + [.I20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</table:table-row-group>
          <table:table-row table:style-name="ro8">
            <table:table-cell table:style-name="ce37" office:value-type="string">
              <text:p>Неделя</text:p>
            </table:table-cell>
            <table:table-cell table:style-name="ce37" table:formula="of:== ([.B16] + [.B17] + [.B18] + [.B19] + [.B20]) / 5" office:value-type="float" office:value="1">
              <text:p>1</text:p>
            </table:table-cell>
            <table:table-cell table:style-name="ce37" table:formula="of:== ([.C16] + [.C17] + [.C18] + [.C19] + [.C20]) / 5" office:value-type="float" office:value="1">
              <text:p>1</text:p>
            </table:table-cell>
            <table:table-cell table:style-name="ce37" table:formula="of:== ([.D16] + [.D17] + [.D18] + [.D19] + [.D20]) / 5" office:value-type="float" office:value="4.2">
              <text:p>4,2</text:p>
            </table:table-cell>
            <table:table-cell table:style-name="ce37"/>
            <table:table-cell table:style-name="ce37" table:formula="of:== ([.F16] + [.F17] + [.F18] + [.F19] + [.F20]) / 5" office:value-type="float" office:value="2.2">
              <text:p>2,2</text:p>
            </table:table-cell>
            <table:table-cell table:style-name="ce37" table:formula="of:== ([.G16] + [.G17] + [.G18] + [.G19] + [.G20]) / 5" office:value-type="float" office:value="0.4">
              <text:p>0,4</text:p>
            </table:table-cell>
            <table:table-cell table:style-name="ce37" table:formula="of:== ([.H16] + [.H17] + [.H18] + [.H19] + [.H20]) / 5" office:value-type="float" office:value="0.4">
              <text:p>0,4</text:p>
            </table:table-cell>
            <table:table-cell table:style-name="ce37" table:formula="of:== ([.I16] + [.I17] + [.I18] + [.I19] + [.I20]) / 5" office:value-type="float" office:value="1">
              <text:p>1</text:p>
            </table:table-cell>
            <table:table-cell table:style-name="ce37"/>
            <table:table-cell table:style-name="ce37" table:formula="of:== ([.K16] + [.K17] + [.K18] + [.K19] + [.K20]) / 5" office:value-type="float" office:value="10.2">
              <text:p>10,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16">
                <text:p>16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style-name="ce70"/>
              <table:table-cell table:style-name="ce70"/>
              <table:table-cell table:style-name="ce70" table:formula="of:= [.B22] + [.C22] + [.D22] + [.F22] + [.G22] + [.H22] + [.I22]" office:value-type="float" office:value="10">
                <text:p>10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7">
                <text:p>17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8">
                <text:p>8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3" table:style-name="ce71"/>
              <table:table-cell table:style-name="ce71"/>
              <table:table-cell table:style-name="ce71" table:formula="of:= [.B23] + [.C23] + [.D23] + [.F23] + [.G23] + [.H23] + [.I23]" office:value-type="float" office:value="12">
                <text:p>12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8">
                <text:p>18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8">
                <text:p>8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2"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 table:formula="of:= [.B24] + [.C24] + [.D24] + [.F24] + [.G24] + [.H24] + [.I24]" office:value-type="float" office:value="13">
                <text:p>13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9">
                <text:p>19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6">
                <text:p>6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/>
              <table:table-cell table:style-name="ce71" table:formula="of:= [.B25] + [.C25] + [.D25] + [.F25] + [.G25] + [.H25] + [.I25]" office:value-type="float" office:value="12">
                <text:p>12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20">
                <text:p>20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7">
                <text:p>7</text:p>
              </table:table-cell>
              <table:table-cell table:style-name="ce71"/>
              <table:table-cell table:style-name="ce71" office:value-type="float" office:value="3">
                <text:p>3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/>
              <table:table-cell table:style-name="ce71" table:formula="of:= [.B26] + [.C26] + [.D26] + [.F26] + [.G26] + [.H26] + [.I26]" office:value-type="float" office:value="13">
                <text:p>13</text:p>
              </table:table-cell>
              <table:table-cell table:style-name="ce71"/>
              <table:table-cell table:number-columns-repeated="3"/>
            </table:table-row>
          </table:table-row-group>
          <table:table-row table:style-name="ro8">
            <table:table-cell table:style-name="ce38" office:value-type="string">
              <text:p>Неделя</text:p>
            </table:table-cell>
            <table:table-cell table:style-name="ce38" table:formula="of:== ([.B22] + [.B23] + [.B24] + [.B25] + [.B26]) / 5" office:value-type="float" office:value="1">
              <text:p>1</text:p>
            </table:table-cell>
            <table:table-cell table:style-name="ce38" table:formula="of:== ([.C22] + [.C23] + [.C24] + [.C25] + [.C26]) / 5" office:value-type="float" office:value="1">
              <text:p>1</text:p>
            </table:table-cell>
            <table:table-cell table:style-name="ce38" table:formula="of:== ([.D22] + [.D23] + [.D24] + [.D25] + [.D26]) / 5" office:value-type="float" office:value="6.4">
              <text:p>6,4</text:p>
            </table:table-cell>
            <table:table-cell table:style-name="ce38"/>
            <table:table-cell table:style-name="ce38" table:formula="of:== ([.F22] + [.F23] + [.F24] + [.F25] + [.F26]) / 5" office:value-type="float" office:value="2.4">
              <text:p>2,4</text:p>
            </table:table-cell>
            <table:table-cell table:style-name="ce38" table:formula="of:== ([.G22] + [.G23] + [.G24] + [.G25] + [.G26]) / 5" office:value-type="float" office:value="0">
              <text:p>0</text:p>
            </table:table-cell>
            <table:table-cell table:style-name="ce38" table:formula="of:== ([.H22] + [.H23] + [.H24] + [.H25] + [.H26]) / 5" office:value-type="float" office:value="1">
              <text:p>1</text:p>
            </table:table-cell>
            <table:table-cell table:style-name="ce38" table:formula="of:== ([.I22] + [.I23] + [.I24] + [.I25] + [.I26]) / 5" office:value-type="float" office:value="0.2">
              <text:p>0,2</text:p>
            </table:table-cell>
            <table:table-cell table:style-name="ce38"/>
            <table:table-cell table:style-name="ce38" table:formula="of:== ([.K22] + [.K23] + [.K24] + [.K25] + [.K26]) / 5" office:value-type="float" office:value="12">
              <text:p>12</text:p>
            </table:table-cell>
            <table:table-cell table:style-name="ce3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23">
                <text:p>23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5">
                <text:p>5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/>
              <table:table-cell table:style-name="ce70" table:formula="of:= [.B28] + [.C28] + [.D28] + [.F28] + [.G28] + [.H28] + [.I28]" office:value-type="float" office:value="10">
                <text:p>10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4">
                <text:p>24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7">
                <text:p>7</text:p>
              </table:table-cell>
              <table:table-cell table:style-name="ce70" office:value-type="float" office:value="1">
                <text:p>1</text:p>
              </table:table-cell>
              <table:table-cell table:number-columns-repeated="3" table:style-name="ce70"/>
              <table:table-cell table:style-name="ce70" office:value-type="float" office:value="0.5">
                <text:p>0,5</text:p>
              </table:table-cell>
              <table:table-cell table:style-name="ce70"/>
              <table:table-cell table:style-name="ce70" table:formula="of:= [.B29] + [.C29] + [.D29] + [.E29] + [.F29] + [.G29] + [.H29] + [.I29]" office:value-type="float" office:value="10.5">
                <text:p>10,5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5">
                <text:p>25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5">
                <text:p>5</text:p>
              </table:table-cell>
              <table:table-cell table:style-name="ce70" office:value-type="float" office:value="1.5">
                <text:p>1,5</text:p>
              </table:table-cell>
              <table:table-cell table:number-columns-repeated="3" table:style-name="ce70"/>
              <table:table-cell table:style-name="ce70" office:value-type="float" office:value="0.5">
                <text:p>0,5</text:p>
              </table:table-cell>
              <table:table-cell table:style-name="ce70"/>
              <table:table-cell table:style-name="ce70" table:formula="of:= [.B30] + [.C30] + [.D30] + [.E30] + [.F30] + [.G30] + [.H30] + [.I30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6">
                <text:p>26.04.18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style-name="ce70" office:value-type="float" office:value="7">
                <text:p>7</text:p>
              </table:table-cell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number-columns-repeated="2" table:style-name="ce70"/>
              <table:table-cell table:style-name="ce70"/>
              <table:table-cell table:style-name="ce70" table:formula="of:= [.B31] + [.C31] + [.D31] + [.E31] + [.F31] + [.G31] + [.H31] + [.I31]" office:value-type="float" office:value="11">
                <text:p>11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9" office:value-type="date" office:date-value="2018-04-27">
                <text:p>27.04.18</text:p>
              </table:table-cell>
              <table:table-cell table:number-columns-repeated="2" table:style-name="ce72" office:value-type="float" office:value="1">
                <text:p>1</text:p>
              </table:table-cell>
              <table:table-cell table:style-name="ce72" office:value-type="float" office:value="9">
                <text:p>9</text:p>
              </table:table-cell>
              <table:table-cell table:style-name="ce72" office:value-type="float" office:value="1">
                <text:p>1</text:p>
              </table:table-cell>
              <table:table-cell table:number-columns-repeated="3" table:style-name="ce72"/>
              <table:table-cell table:style-name="ce72" office:value-type="float" office:value="0.5">
                <text:p>0,5</text:p>
              </table:table-cell>
              <table:table-cell table:style-name="ce72"/>
              <table:table-cell table:style-name="ce72" table:formula="of:= [.B32] + [.C32] + [.D32] + [.E32] + [.F32] + [.G32] + [.H32] + [.I32]" office:value-type="float" office:value="12.5">
                <text:p>12,5</text:p>
              </table:table-cell>
              <table:table-cell table:style-name="ce72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8">
                <text:p>28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5">
                <text:p>5</text:p>
              </table:table-cell>
              <table:table-cell table:style-name="ce70" office:value-type="float" office:value="1">
                <text:p>1</text:p>
              </table:table-cell>
              <table:table-cell table:number-columns-repeated="2" table:style-name="ce70"/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/>
              <table:table-cell table:style-name="ce70" table:formula="of:= [.B33] + [.C33] + [.D33] + [.E33] + [.F33] + [.G33] + [.H33] + [.I33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</table:table-row-group>
          <table:table-row table:style-name="ro7">
            <table:table-cell table:style-name="ce37" office:value-type="string">
              <text:p>Неделя</text:p>
            </table:table-cell>
            <table:table-cell table:style-name="ce37" table:formula="of:== ([.B28] + [.B29] + [.B30] + [.B31] + [.B32] + [.B33]) / 6" office:value-type="float" office:value="0.833333333333333">
              <text:p>0,83</text:p>
            </table:table-cell>
            <table:table-cell table:style-name="ce37" table:formula="of:== ([.C28] + [.C29] + [.C30] + [.C31] + [.C32] + [.C33]) / 6" office:value-type="float" office:value="1">
              <text:p>1</text:p>
            </table:table-cell>
            <table:table-cell table:style-name="ce37" table:formula="of:== ([.D28] + [.D29] + [.D30] + [.D31] + [.D32] + [.D33]) / 6" office:value-type="float" office:value="6.33333333333333">
              <text:p>6,33</text:p>
            </table:table-cell>
            <table:table-cell table:style-name="ce37" table:formula="of:== ([.E28] + [.E29] + [.E30] + [.E31] + [.E32] + [.E33]) / 6" office:value-type="float" office:value="0.916666666666667">
              <text:p>0,92</text:p>
            </table:table-cell>
            <table:table-cell table:style-name="ce37" table:formula="of:== ([.F28] + [.F29] + [.F30] + [.F31] + [.F32] + [.F33]) / 6" office:value-type="float" office:value="0.333333333333333">
              <text:p>0,33</text:p>
            </table:table-cell>
            <table:table-cell table:style-name="ce37" table:formula="of:== ([.G28] + [.G29] + [.G30] + [.G31] + [.G32] + [.G33]) / 6" office:value-type="float" office:value="0.333333333333333">
              <text:p>0,33</text:p>
            </table:table-cell>
            <table:table-cell table:style-name="ce37" table:formula="of:== ([.H28] + [.H29] + [.H30] + [.H31] + [.H32] + [.H33]) / 6" office:value-type="float" office:value="0.333333333333333">
              <text:p>0,33</text:p>
            </table:table-cell>
            <table:table-cell table:style-name="ce37" table:formula="of:== ([.I28] + [.I29] + [.I30] + [.I31] + [.I32] + [.I33]) / 6" office:value-type="float" office:value="0.25">
              <text:p>0,25</text:p>
            </table:table-cell>
            <table:table-cell table:style-name="ce37"/>
            <table:table-cell table:style-name="ce37" table:formula="of:== ([.K28] + [.K29] + [.K30] + [.K31] + [.K32] + [.K33]) / 6" office:value-type="float" office:value="10.3333333333333">
              <text:p>10,33</text:p>
            </table:table-cell>
            <table:table-cell table:style-name="ce37"/>
            <table:table-cell table:number-columns-repeated="3"/>
          </table:table-row>
        </table:table-row-group>
        <table:table-row table:style-name="ro9">
          <table:table-cell table:style-name="ce40" office:value-type="string">
            <text:p>Апрель</text:p>
          </table:table-cell>
          <table:table-cell table:style-name="ce40" table:formula="of:= ([.B15]+[.B21]+[.B27]+[.B34])/4" office:value-type="float" office:value="0.908333333333333">
            <text:p>0,91</text:p>
          </table:table-cell>
          <table:table-cell table:style-name="ce40" table:formula="of:= ([.C15]+[.C21]+[.C27]+[.C34])/4" office:value-type="float" office:value="1">
            <text:p>1</text:p>
          </table:table-cell>
          <table:table-cell table:style-name="ce40" table:formula="of:= ([.D15]+[.D21]+[.D27]+[.D34])/4" office:value-type="float" office:value="4.68333333333333">
            <text:p>4,68</text:p>
          </table:table-cell>
          <table:table-cell table:style-name="ce40" table:formula="of:= ([.E15]+[.E21]+[.E27]+[.E34])/4" office:value-type="float" office:value="0.229166666666667">
            <text:p>0,23</text:p>
          </table:table-cell>
          <table:table-cell table:style-name="ce40" table:formula="of:= ([.F15]+[.F21]+[.F27]+[.F34])/4" office:value-type="float" office:value="1.73333333333333">
            <text:p>1,73</text:p>
          </table:table-cell>
          <table:table-cell table:style-name="ce40" table:formula="of:= ([.G15]+[.G21]+[.G27]+[.G34])/4" office:value-type="float" office:value="0.283333333333333">
            <text:p>0,28</text:p>
          </table:table-cell>
          <table:table-cell table:style-name="ce40" table:formula="of:= ([.H15]+[.H21]+[.H27]+[.H34])/4" office:value-type="float" office:value="0.583333333333333">
            <text:p>0,58</text:p>
          </table:table-cell>
          <table:table-cell table:style-name="ce40" table:formula="of:= ([.I15]+[.I21]+[.I27]+[.I34])/4" office:value-type="float" office:value="0.5125">
            <text:p>0,51</text:p>
          </table:table-cell>
          <table:table-cell table:style-name="ce40"/>
          <table:table-cell table:style-name="ce40" table:formula="of:= ([.K15]+[.K21]+[.K27]+[.K34])/4" office:value-type="float" office:value="9.93333333333333">
            <text:p>9,93</text:p>
          </table:table-cell>
          <table:table-cell table:style-name="ce40"/>
          <table:table-cell table:number-columns-repeated="3"/>
        </table:table-row>
        <table:table-row-group table:display="false">
          <table:table-row table:style-name="ro1" table:visibility="collapse">
            <table:table-cell table:style-name="ce33" office:value-type="date" office:date-value="2018-05-07">
              <text:p>07.05.18</text:p>
            </table:table-cell>
            <table:table-cell table:number-columns-repeated="2" table:style-name="ce69"/>
            <table:table-cell table:style-name="ce69" office:value-type="float" office:value="3">
              <text:p>3</text:p>
            </table:table-cell>
            <table:table-cell table:style-name="ce69" office:value-type="float" office:value="1.5">
              <text:p>1,5</text:p>
            </table:table-cell>
            <table:table-cell table:style-name="ce69" office:value-type="float" office:value="0.75">
              <text:p>0,75</text:p>
            </table:table-cell>
            <table:table-cell table:number-columns-repeated="2" table:style-name="ce69"/>
            <table:table-cell table:style-name="ce69" office:value-type="float" office:value="0.75">
              <text:p>0,75</text:p>
            </table:table-cell>
            <table:table-cell table:style-name="ce69"/>
            <table:table-cell table:style-name="ce69" table:formula="of:= [.B36] + [.C36] + [.D36] + [.E36] + [.F36] + [.G36] + [.H36] + [.I36]" office:value-type="float" office:value="6">
              <text:p>6</text:p>
            </table:table-cell>
            <table:table-cell table:style-name="ce6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3" office:value-type="date" office:date-value="2018-05-08">
              <text:p>08.05.18</text:p>
            </table:table-cell>
            <table:table-cell table:number-columns-repeated="2" table:style-name="ce69" office:value-type="float" office:value="1.5">
              <text:p>1,5</text:p>
            </table:table-cell>
            <table:table-cell table:style-name="ce69"/>
            <table:table-cell table:style-name="ce69" office:value-type="float" office:value="1.5">
              <text:p>1,5</text:p>
            </table:table-cell>
            <table:table-cell table:number-columns-repeated="2" table:style-name="ce69" office:value-type="float" office:value="0.75">
              <text:p>0,75</text:p>
            </table:table-cell>
            <table:table-cell table:number-columns-repeated="3" table:style-name="ce69"/>
            <table:table-cell table:style-name="ce69" table:formula="of:= [.B37] + [.C37] + [.D37] + [.E37] + [.F37] + [.G37] + [.H37] + [.I37]" office:value-type="float" office:value="6">
              <text:p>6</text:p>
            </table:table-cell>
            <table:table-cell table:style-name="ce6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1" office:value-type="date" office:date-value="2018-05-09">
              <text:p>09.05.18</text:p>
            </table:table-cell>
            <table:table-cell table:style-name="ce73" office:value-type="float" office:value="1">
              <text:p>1</text:p>
            </table:table-cell>
            <table:table-cell table:style-name="ce73" office:value-type="float" office:value="1.5">
              <text:p>1,5</text:p>
            </table:table-cell>
            <table:table-cell table:style-name="ce73" office:value-type="float" office:value="6">
              <text:p>6</text:p>
            </table:table-cell>
            <table:table-cell table:style-name="ce73" office:value-type="float" office:value="1.5">
              <text:p>1,5</text:p>
            </table:table-cell>
            <table:table-cell table:style-name="ce73" office:value-type="float" office:value="0.75">
              <text:p>0,75</text:p>
            </table:table-cell>
            <table:table-cell table:number-columns-repeated="2" table:style-name="ce73"/>
            <table:table-cell table:style-name="ce73" office:value-type="float" office:value="1">
              <text:p>1</text:p>
            </table:table-cell>
            <table:table-cell table:style-name="ce73" office:value-type="float" office:value="0.33">
              <text:p>0,33</text:p>
            </table:table-cell>
            <table:table-cell table:style-name="ce73" table:formula="of:= [.B38] + [.C38] + [.D38] + [.E38] + [.F38] + [.G38] + [.H38] + [.I38] + [.J38]" office:value-type="float" office:value="12.08">
              <text:p>12,08</text:p>
            </table:table-cell>
            <table:table-cell table:style-name="ce73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1" office:value-type="date" office:date-value="2018-05-10">
              <text:p>10.05.18</text:p>
            </table:table-cell>
            <table:table-cell table:number-columns-repeated="2" table:style-name="ce73" office:value-type="float" office:value="1">
              <text:p>1</text:p>
            </table:table-cell>
            <table:table-cell table:style-name="ce73" office:value-type="float" office:value="3">
              <text:p>3</text:p>
            </table:table-cell>
            <table:table-cell table:style-name="ce73" office:value-type="float" office:value="1">
              <text:p>1</text:p>
            </table:table-cell>
            <table:table-cell table:style-name="ce73" office:value-type="float" office:value="3">
              <text:p>3</text:p>
            </table:table-cell>
            <table:table-cell table:number-columns-repeated="2" table:style-name="ce73"/>
            <table:table-cell table:style-name="ce73" office:value-type="float" office:value="1">
              <text:p>1</text:p>
            </table:table-cell>
            <table:table-cell table:style-name="ce73" office:value-type="float" office:value="2">
              <text:p>2</text:p>
            </table:table-cell>
            <table:table-cell table:style-name="ce73" table:formula="of:= [.B39] + [.C39] + [.D39] + [.E39] + [.F39] + [.G39] + [.H39] + [.I39] + [.J39]" office:value-type="float" office:value="12">
              <text:p>12</text:p>
            </table:table-cell>
            <table:table-cell table:style-name="ce73"/>
            <table:table-cell table:number-columns-repeated="3"/>
          </table:table-row>
        </table:table-row-group>
        <table:table-row table:style-name="ro10">
          <table:table-cell table:style-name="ce37" office:value-type="string">
            <text:p>Неделя</text:p>
          </table:table-cell>
          <table:table-cell table:style-name="ce37" table:formula="of:== ([.B36] + [.B37] + [.B38] + [.B39]) / 4" office:value-type="float" office:value="0.875">
            <text:p>0,88</text:p>
          </table:table-cell>
          <table:table-cell table:style-name="ce37" table:formula="of:== ([.C36] + [.C37] + [.C38] + [.C39]) / 4" office:value-type="float" office:value="1">
            <text:p>1</text:p>
          </table:table-cell>
          <table:table-cell table:style-name="ce37" table:formula="of:== ([.D36] + [.D37] + [.D38] + [.D39]) / 4" office:value-type="float" office:value="3">
            <text:p>3</text:p>
          </table:table-cell>
          <table:table-cell table:style-name="ce37" table:formula="of:== ([.E36] + [.E37] + [.E38] + [.E39]) / 4" office:value-type="float" office:value="1.375">
            <text:p>1,38</text:p>
          </table:table-cell>
          <table:table-cell table:style-name="ce37" table:formula="of:== ([.F36] + [.F37] + [.F38] + [.F39]) / 4" office:value-type="float" office:value="1.3125">
            <text:p>1,31</text:p>
          </table:table-cell>
          <table:table-cell table:style-name="ce37" table:formula="of:== ([.G36] + [.G37] + [.G38] + [.G39]) / 4" office:value-type="float" office:value="0.1875">
            <text:p>0,19</text:p>
          </table:table-cell>
          <table:table-cell table:style-name="ce37" table:formula="of:== ([.H36] + [.H37] + [.H38] + [.H39]) / 4" office:value-type="float" office:value="0">
            <text:p>0</text:p>
          </table:table-cell>
          <table:table-cell table:style-name="ce37" table:formula="of:== ([.I36] + [.I37] + [.I38] + [.I39]) / 4" office:value-type="float" office:value="0.6875">
            <text:p>0,69</text:p>
          </table:table-cell>
          <table:table-cell table:style-name="ce37" table:formula="of:== ([.J36] + [.J37] + [.J38] + [.J39]) / 4" office:value-type="float" office:value="0.5825">
            <text:p>0,58</text:p>
          </table:table-cell>
          <table:table-cell table:style-name="ce37" table:formula="of:== ([.K36] + [.K37] + [.K38] + [.K39]) / 4" office:value-type="float" office:value="9.02">
            <text:p>9,02</text:p>
          </table:table-cell>
          <table:table-cell table:style-name="ce37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5-14">
              <text:p>14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2">
              <text:p>2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style-name="ce68" office:value-type="float" office:value="1">
              <text:p>1</text:p>
            </table:table-cell>
            <table:table-cell table:style-name="ce68"/>
            <table:table-cell table:number-columns-repeated="2" table:style-name="ce68" office:value-type="float" office:value="1">
              <text:p>1</text:p>
            </table:table-cell>
            <table:table-cell table:style-name="ce68" table:formula="of:= [.B41] + [.C41] + [.D41] + [.E41] + [.F41] + [.G41] + [.H41] + [.I41] + [.J41]" office:value-type="float" office:value="9">
              <text:p>9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15">
              <text:p>15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style-name="ce68" table:formula="of:= [.B42] + [.C42] + [.D42] + [.E42] + [.F42] + [.G42] + [.H42] + [.I42] + [.J42]" office:value-type="float" office:value="11">
              <text:p>11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16">
              <text:p>16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4">
              <text:p>4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0.33">
              <text:p>0,33</text:p>
            </table:table-cell>
            <table:table-cell table:style-name="ce68" table:formula="of:= [.B43] + [.C43] + [.D43] + [.E43] + [.F43] + [.G43] + [.H43] + [.I43] + [.J43]" office:value-type="float" office:value="9.33">
              <text:p>9,33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17">
              <text:p>17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.5">
              <text:p>2,5</text:p>
            </table:table-cell>
            <table:table-cell table:number-columns-repeated="2" table:style-name="ce68"/>
            <table:table-cell table:style-name="ce68" office:value-type="float" office:value="0.5">
              <text:p>0,5</text:p>
            </table:table-cell>
            <table:table-cell table:style-name="ce68" office:value-type="float" office:value="1">
              <text:p>1</text:p>
            </table:table-cell>
            <table:table-cell table:style-name="ce68" table:formula="of:= [.B44] + [.C44] + [.D44] + [.E44] + [.F44] + [.G44] + [.H44] + [.I44] + [.J44]" office:value-type="float" office:value="11">
              <text:p>11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18">
              <text:p>18.05.18</text:p>
            </table:table-cell>
            <table:table-cell table:number-columns-repeated="2" table:style-name="ce73" office:value-type="float" office:value="1">
              <text:p>1</text:p>
            </table:table-cell>
            <table:table-cell table:style-name="ce73" office:value-type="float" office:value="5">
              <text:p>5</text:p>
            </table:table-cell>
            <table:table-cell table:style-name="ce73"/>
            <table:table-cell table:style-name="ce73" office:value-type="float" office:value="2.5">
              <text:p>2,5</text:p>
            </table:table-cell>
            <table:table-cell table:style-name="ce73" office:value-type="float" office:value="1">
              <text:p>1</text:p>
            </table:table-cell>
            <table:table-cell table:style-name="ce73"/>
            <table:table-cell table:style-name="ce73" office:value-type="float" office:value="0.5">
              <text:p>0,5</text:p>
            </table:table-cell>
            <table:table-cell table:style-name="ce73" office:value-type="float" office:value="1">
              <text:p>1</text:p>
            </table:table-cell>
            <table:table-cell table:style-name="ce73" table:formula="of:= [.B45] + [.C45] + [.D45] + [.E45] + [.F45] + [.G45] + [.H45] + [.I45] + [.J45]" office:value-type="float" office:value="12">
              <text:p>12</text:p>
            </table:table-cell>
            <table:table-cell table:style-name="ce73"/>
            <table:table-cell table:number-columns-repeated="3"/>
          </table:table-row>
        </table:table-row-group>
        <table:table-row table:style-name="ro10">
          <table:table-cell table:style-name="ce37" office:value-type="string">
            <text:p>Неделя</text:p>
          </table:table-cell>
          <table:table-cell table:style-name="ce37" table:formula="of:== ([.B41] + [.B42] + [.B43] + [.B44] + [.B45]) / 5" office:value-type="float" office:value="1">
            <text:p>1</text:p>
          </table:table-cell>
          <table:table-cell table:style-name="ce37" table:formula="of:== ([.C41] + [.C42] + [.C43] + [.C44] + [.C45]) / 5" office:value-type="float" office:value="1">
            <text:p>1</text:p>
          </table:table-cell>
          <table:table-cell table:style-name="ce37" table:formula="of:== ([.D41] + [.D42] + [.D43] + [.D44] + [.D45]) / 5" office:value-type="float" office:value="3.8">
            <text:p>3,8</text:p>
          </table:table-cell>
          <table:table-cell table:style-name="ce37" table:formula="of:== ([.E41] + [.E42] + [.E43] + [.E44] + [.E45]) / 5" office:value-type="float" office:value="0">
            <text:p>0</text:p>
          </table:table-cell>
          <table:table-cell table:style-name="ce37" table:formula="of:== ([.F41] + [.F42] + [.F43] + [.F44] + [.F45]) / 5" office:value-type="float" office:value="2.2">
            <text:p>2,2</text:p>
          </table:table-cell>
          <table:table-cell table:style-name="ce37" table:formula="of:== ([.G41] + [.G42] + [.G43] + [.G44] + [.G45]) / 5" office:value-type="float" office:value="0.4">
            <text:p>0,4</text:p>
          </table:table-cell>
          <table:table-cell table:style-name="ce37" table:formula="of:== ([.H41] + [.H42] + [.H43] + [.H44] + [.H45]) / 5" office:value-type="float" office:value="0.4">
            <text:p>0,4</text:p>
          </table:table-cell>
          <table:table-cell table:style-name="ce37" table:formula="of:== ([.I41] + [.I42] + [.I43] + [.I44] + [.I45]) / 5" office:value-type="float" office:value="0.6">
            <text:p>0,6</text:p>
          </table:table-cell>
          <table:table-cell table:style-name="ce37" table:formula="of:== ([.J41] + [.J42] + [.J43] + [.J44] + [.J45]) / 5" office:value-type="float" office:value="1.066">
            <text:p>1,07</text:p>
          </table:table-cell>
          <table:table-cell table:style-name="ce37" table:formula="of:== ([.K41] + [.K42] + [.K43] + [.K44] + [.K45]) / 5" office:value-type="float" office:value="10.466">
            <text:p>10,47</text:p>
          </table:table-cell>
          <table:table-cell table:style-name="ce77"/>
          <table:table-cell table:number-columns-repeated="3"/>
        </table:table-row>
        <table:table-row-group table:display="false">
          <table:table-row table:style-name="ro1" table:visibility="collapse">
            <table:table-cell table:style-name="ce42" office:value-type="date" office:date-value="2018-05-21">
              <text:p>21.05.18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office:value-type="float" office:value="7">
              <text:p>7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number-columns-repeated="2" table:style-name="ce74"/>
            <table:table-cell table:style-name="ce74" office:value-type="float" office:value="0.5">
              <text:p>0,5</text:p>
            </table:table-cell>
            <table:table-cell table:style-name="ce74" office:value-type="float" office:value="1.66">
              <text:p>1,66</text:p>
            </table:table-cell>
            <table:table-cell table:style-name="ce74" table:formula="of:= [.B47] + [.C47] + [.D47] + [.E47] + [.F47] + [.G47] + [.H47] + [.I47] + [.J47]" office:value-type="float" office:value="12.16">
              <text:p>12,16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table:style-name="ce42" office:value-type="date" office:date-value="2018-05-22">
              <text:p>22.05.18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office:value-type="float" office:value="5">
              <text:p>5</text:p>
            </table:table-cell>
            <table:table-cell table:style-name="ce74"/>
            <table:table-cell table:style-name="ce74" office:value-type="float" office:value="2.5">
              <text:p>2,5</text:p>
            </table:table-cell>
            <table:table-cell table:style-name="ce74"/>
            <table:table-cell table:style-name="ce74" office:value-type="float" office:value="1.5">
              <text:p>1,5</text:p>
            </table:table-cell>
            <table:table-cell table:style-name="ce74"/>
            <table:table-cell table:style-name="ce74" office:value-type="float" office:value="3">
              <text:p>3</text:p>
            </table:table-cell>
            <table:table-cell table:style-name="ce74" table:formula="of:= [.B48] + [.C48] + [.D48] + [.E48] + [.F48] + [.G48] + [.H48] + [.I48] + [.J48]" office:value-type="float" office:value="13">
              <text:p>13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table:style-name="ce42" office:value-type="date" office:date-value="2018-05-23">
              <text:p>23.05.18</text:p>
            </table:table-cell>
            <table:table-cell table:number-columns-repeated="2"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number-columns-repeated="2" table:style-name="ce74"/>
            <table:table-cell table:style-name="ce74" office:value-type="float" office:value="1.5">
              <text:p>1,5</text:p>
            </table:table-cell>
            <table:table-cell table:style-name="ce74" office:value-type="float" office:value="0.66">
              <text:p>0,66</text:p>
            </table:table-cell>
            <table:table-cell table:style-name="ce74" table:formula="of:= [.B49] + [.C49] + [.D49] + [.E49] + [.F49] + [.G49] + [.H49] + [.I49] + [.J49]" office:value-type="float" office:value="12.16">
              <text:p>12,16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24">
              <text:p>24.05.18</text:p>
            </table:table-cell>
            <table:table-cell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1.5">
              <text:p>1,5</text:p>
            </table:table-cell>
            <table:table-cell table:number-columns-repeated="2" table:style-name="ce68"/>
            <table:table-cell table:style-name="ce68" office:value-type="float" office:value="1.5">
              <text:p>1,5</text:p>
            </table:table-cell>
            <table:table-cell table:style-name="ce68" office:value-type="float" office:value="0.66">
              <text:p>0,66</text:p>
            </table:table-cell>
            <table:table-cell table:style-name="ce68" table:formula="of:= [.B50] + [.C50] + [.D50] + [.E50] + [.F50] + [.G50] + [.H50] + [.I50] + [.J50]" office:value-type="float" office:value="9.66">
              <text:p>9,66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42" office:value-type="date" office:date-value="2018-05-25">
              <text:p>25.05.18</text:p>
            </table:table-cell>
            <table:table-cell table:number-columns-repeated="2" table:style-name="ce74" office:value-type="float" office:value="1">
              <text:p>1</text:p>
            </table:table-cell>
            <table:table-cell table:style-name="ce74" office:value-type="float" office:value="6.5">
              <text:p>6,5</text:p>
            </table:table-cell>
            <table:table-cell table:style-name="ce74"/>
            <table:table-cell table:style-name="ce74" office:value-type="float" office:value="3.5">
              <text:p>3,5</text:p>
            </table:table-cell>
            <table:table-cell table:style-name="ce74" office:value-type="float" office:value="1">
              <text:p>1</text:p>
            </table:table-cell>
            <table:table-cell table:number-columns-repeated="3" table:style-name="ce74"/>
            <table:table-cell table:style-name="ce74" table:formula="of:= [.B51] + [.C51] + [.D51] + [.E51] + [.F51] + [.G51] + [.H51] + [.I51] + [.J51]" office:value-type="float" office:value="13">
              <text:p>13</text:p>
            </table:table-cell>
            <table:table-cell table:style-name="ce74"/>
            <table:table-cell table:number-columns-repeated="3"/>
          </table:table-row>
        </table:table-row-group>
        <table:table-row table:style-name="ro10">
          <table:table-cell table:style-name="ce43" office:value-type="string">
            <text:p>Неделя</text:p>
          </table:table-cell>
          <table:table-cell table:style-name="ce43" table:formula="of:== ( [.B47] + [.B48] + [.B49] + [.B50] + [.B51]) / 5" office:value-type="float" office:value="0.4">
            <text:p>0,4</text:p>
          </table:table-cell>
          <table:table-cell table:style-name="ce43" table:formula="of:== ( [.C47] + [.C48] + [.C49] + [.C50] + [.C51]) / 5" office:value-type="float" office:value="1">
            <text:p>1</text:p>
          </table:table-cell>
          <table:table-cell table:style-name="ce43" table:formula="of:== ( [.D47] + [.D48] + [.D49] + [.D50] + [.D51]) / 5" office:value-type="float" office:value="5.9">
            <text:p>5,9</text:p>
          </table:table-cell>
          <table:table-cell table:style-name="ce43" table:formula="of:== ( [.E47] + [.E48] + [.E49] + [.E50] + [.E51]) / 5" office:value-type="float" office:value="0">
            <text:p>0</text:p>
          </table:table-cell>
          <table:table-cell table:style-name="ce43" table:formula="of:== ( [.F47] + [.F48] + [.F49] + [.F50] + [.F51]) / 5" office:value-type="float" office:value="2.3">
            <text:p>2,3</text:p>
          </table:table-cell>
          <table:table-cell table:style-name="ce43" table:formula="of:== ( [.G47] + [.G48] + [.G49] + [.G50] + [.G51]) / 5" office:value-type="float" office:value="0.2">
            <text:p>0,2</text:p>
          </table:table-cell>
          <table:table-cell table:style-name="ce43" table:formula="of:== ( [.H47] + [.H48] + [.H49] + [.H50] + [.H51]) / 5" office:value-type="float" office:value="0.3">
            <text:p>0,3</text:p>
          </table:table-cell>
          <table:table-cell table:style-name="ce43" table:formula="of:== ( [.I47] + [.I48] + [.I49] + [.I50] + [.I51]) / 5" office:value-type="float" office:value="0.7">
            <text:p>0,7</text:p>
          </table:table-cell>
          <table:table-cell table:style-name="ce43" table:formula="of:== ( [.J47] + [.J48] + [.J49] + [.J50] + [.J51]) / 5" office:value-type="float" office:value="1.196">
            <text:p>1,2</text:p>
          </table:table-cell>
          <table:table-cell table:style-name="ce43" table:formula="of:== ( [.K47] + [.K48] + [.K49] + [.K50] + [.K51]) / 5" office:value-type="float" office:value="11.996">
            <text:p>12</text:p>
          </table:table-cell>
          <table:table-cell table:style-name="ce43"/>
          <table:table-cell table:number-columns-repeated="3"/>
        </table:table-row>
        <table:table-row-group>
          <table:table-row table:style-name="ro1">
            <table:table-cell table:style-name="ce42" office:value-type="date" office:date-value="2018-05-28">
              <text:p>28.05.18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.5">
              <text:p>2,5</text:p>
            </table:table-cell>
            <table:table-cell table:style-name="ce74" office:value-type="float" office:value="1.5">
              <text:p>1,5</text:p>
            </table:table-cell>
            <table:table-cell table:number-columns-repeated="2" table:style-name="ce74"/>
            <table:table-cell table:style-name="ce74" office:value-type="float" office:value="1">
              <text:p>1</text:p>
            </table:table-cell>
            <table:table-cell table:style-name="ce74" table:formula="of:= [.B53] + [.C53] + [.D53] + [.E53] + [.F53] + [.G53] + [.H53] + [.I53] + [.J53]" office:value-type="float" office:value="12">
              <text:p>12</text:p>
            </table:table-cell>
            <table:table-cell table:style-name="ce74"/>
            <table:table-cell table:number-columns-repeated="3"/>
          </table:table-row>
          <table:table-row table:style-name="ro1">
            <table:table-cell table:style-name="ce42" office:value-type="date" office:date-value="2018-05-29">
              <text:p>29.05.18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office:value-type="float" office:value="8">
              <text:p>8</text:p>
            </table:table-cell>
            <table:table-cell table:style-name="ce74"/>
            <table:table-cell table:style-name="ce74" office:value-type="float" office:value="3">
              <text:p>3</text:p>
            </table:table-cell>
            <table:table-cell table:number-columns-repeated="2" table:style-name="ce74"/>
            <table:table-cell table:style-name="ce74" office:value-type="float" office:value="0.5">
              <text:p>0,5</text:p>
            </table:table-cell>
            <table:table-cell table:style-name="ce74" office:value-type="float" office:value="0.66">
              <text:p>0,66</text:p>
            </table:table-cell>
            <table:table-cell table:style-name="ce74" table:formula="of:= [.B54] + [.C54] + [.D54] + [.E54] + [.F54] + [.G54] + [.H54] + [.I54] + [.J54]" office:value-type="float" office:value="13.16">
              <text:p>13,16</text:p>
            </table:table-cell>
            <table:table-cell table:style-name="ce74"/>
            <table:table-cell table:number-columns-repeated="3"/>
          </table:table-row>
          <table:table-row table:style-name="ro1">
            <table:table-cell table:style-name="ce42" office:value-type="date" office:date-value="2018-05-30">
              <text:p>30.05.18</text:p>
            </table:table-cell>
            <table:table-cell table:number-columns-repeated="2" table:style-name="ce74" office:value-type="float" office:value="1">
              <text:p>1</text:p>
            </table:table-cell>
            <table:table-cell table:style-name="ce74" office:value-type="float" office:value="8">
              <text:p>8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table:formula="of:= [.B55] + [.C55] + [.D55] + [.E55] + [.F55] + [.G55] + [.H55] + [.I55] + [.J55]" office:value-type="float" office:value="14">
              <text:p>14</text:p>
            </table:table-cell>
            <table:table-cell table:style-name="ce74"/>
            <table:table-cell table:number-columns-repeated="3"/>
          </table:table-row>
          <table:table-row table:style-name="ro1">
            <table:table-cell table:style-name="ce44" office:value-type="date" office:date-value="2018-05-31">
              <text:p>31.05.18</text:p>
            </table:table-cell>
            <table:table-cell table:number-columns-repeated="2" table:style-name="ce75" office:value-type="float" office:value="1">
              <text:p>1</text:p>
            </table:table-cell>
            <table:table-cell table:style-name="ce75" office:value-type="float" office:value="9">
              <text:p>9</text:p>
            </table:table-cell>
            <table:table-cell table:style-name="ce75"/>
            <table:table-cell table:style-name="ce75" office:value-type="float" office:value="2">
              <text:p>2</text:p>
            </table:table-cell>
            <table:table-cell table:style-name="ce75" office:value-type="float" office:value="1">
              <text:p>1</text:p>
            </table:table-cell>
            <table:table-cell table:number-columns-repeated="2" table:style-name="ce75"/>
            <table:table-cell table:style-name="ce75" office:value-type="float" office:value="1">
              <text:p>1</text:p>
            </table:table-cell>
            <table:table-cell table:style-name="ce75" table:formula="of:= [.B56] + [.C56] + [.D56] + [.E56] + [.F56] + [.G56] + [.H56] + [.I56] + [.J56]" office:value-type="float" office:value="15">
              <text:p>15</text:p>
            </table:table-cell>
            <table:table-cell table:style-name="ce75"/>
            <table:table-cell table:number-columns-repeated="3"/>
          </table:table-row>
          <table:table-row table:style-name="ro1">
            <table:table-cell table:style-name="ce42" office:value-type="date" office:date-value="2018-06-01">
              <text:p>01.06.18</text:p>
            </table:table-cell>
            <table:table-cell table:number-columns-repeated="2"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number-columns-repeated="2" table:style-name="ce74"/>
            <table:table-cell table:style-name="ce74" office:value-type="float" office:value="0.5">
              <text:p>0,5</text:p>
            </table:table-cell>
            <table:table-cell table:style-name="ce74" office:value-type="float" office:value="2.66">
              <text:p>2,66</text:p>
            </table:table-cell>
            <table:table-cell table:style-name="ce74" table:formula="of:= [.B57] + [.C57] + [.D57] + [.E57] + [.F57] + [.G57] + [.H57] + [.I57] + [.J57]" office:value-type="float" office:value="13.16">
              <text:p>13,16</text:p>
            </table:table-cell>
            <table:table-cell table:style-name="ce74"/>
            <table:table-cell table:number-columns-repeated="3"/>
          </table:table-row>
        </table:table-row-group>
        <table:table-row table:style-name="ro10">
          <table:table-cell table:style-name="ce43" office:value-type="string">
            <text:p>Неделя</text:p>
          </table:table-cell>
          <table:table-cell table:style-name="ce43" table:formula="of:== ( [.B53] + [.B54] + [.B55] + [.B56] + [.B57]) / 5" office:value-type="float" office:value="0.6">
            <text:p>0,6</text:p>
          </table:table-cell>
          <table:table-cell table:style-name="ce43" table:formula="of:== ( [.C53] + [.C54] + [.C55] + [.C56] + [.C57]) / 5" office:value-type="float" office:value="1">
            <text:p>1</text:p>
          </table:table-cell>
          <table:table-cell table:style-name="ce43" table:formula="of:== ( [.D53] + [.D54] + [.D55] + [.D56] + [.D57]) / 5" office:value-type="float" office:value="7.4">
            <text:p>7,4</text:p>
          </table:table-cell>
          <table:table-cell table:style-name="ce43" table:formula="of:== ( [.E53] + [.E54] + [.E55] + [.E56] + [.E57]) / 5" office:value-type="float" office:value="0">
            <text:p>0</text:p>
          </table:table-cell>
          <table:table-cell table:style-name="ce43" table:formula="of:== ( [.F53] + [.F54] + [.F55] + [.F56] + [.F57]) / 5" office:value-type="float" office:value="2.3">
            <text:p>2,3</text:p>
          </table:table-cell>
          <table:table-cell table:style-name="ce43" table:formula="of:== ( [.G53] + [.G54] + [.G55] + [.G56] + [.G57]) / 5" office:value-type="float" office:value="0.5">
            <text:p>0,5</text:p>
          </table:table-cell>
          <table:table-cell table:style-name="ce43" table:formula="of:== ( [.H53] + [.H54] + [.H55] + [.H56] + [.H57]) / 5" office:value-type="float" office:value="0.2">
            <text:p>0,2</text:p>
          </table:table-cell>
          <table:table-cell table:style-name="ce43" table:formula="of:== ( [.I53] + [.I54] + [.I55] + [.I56] + [.I57]) / 5" office:value-type="float" office:value="0.2">
            <text:p>0,2</text:p>
          </table:table-cell>
          <table:table-cell table:style-name="ce43" table:formula="of:== ( [.J53] + [.J54] + [.J55] + [.J56] + [.J57]) / 5" office:value-type="float" office:value="1.264">
            <text:p>1,26</text:p>
          </table:table-cell>
          <table:table-cell table:style-name="ce43" table:formula="of:== ( [.K53] + [.K54] + [.K55] + [.K56] + [.K57]) / 5" office:value-type="float" office:value="13.464">
            <text:p>13,46</text:p>
          </table:table-cell>
          <table:table-cell table:style-name="ce43"/>
          <table:table-cell table:number-columns-repeated="3"/>
        </table:table-row>
        <table:table-row table:style-name="ro14">
          <table:table-cell table:style-name="ce40" office:value-type="string">
            <text:p>май</text:p>
          </table:table-cell>
          <table:table-cell table:style-name="ce40" table:formula="of:= ([.B40]+[.B46]+[.B52]+[.B58])/4" office:value-type="float" office:value="0.71875">
            <text:p>0,72</text:p>
          </table:table-cell>
          <table:table-cell table:style-name="ce40" table:formula="of:= ([.C40]+[.C46]+[.C52]+[.C58])/4" office:value-type="float" office:value="1">
            <text:p>1</text:p>
          </table:table-cell>
          <table:table-cell table:style-name="ce40" table:formula="of:= ([.D40]+[.D46]+[.D52]+[.D58])/4" office:value-type="float" office:value="5.025">
            <text:p>5,03</text:p>
          </table:table-cell>
          <table:table-cell table:style-name="ce40" table:formula="of:= ([.E40]+[.E46]+[.E52]+[.E58])/4" office:value-type="float" office:value="0.34375">
            <text:p>0,34</text:p>
          </table:table-cell>
          <table:table-cell table:style-name="ce40" table:formula="of:= ([.F40]+[.F46]+[.F52]+[.F58])/4" office:value-type="float" office:value="2.028125">
            <text:p>2,03</text:p>
          </table:table-cell>
          <table:table-cell table:style-name="ce40" table:formula="of:= ([.G40]+[.G46]+[.G52]+[.G58])/4" office:value-type="float" office:value="0.321875">
            <text:p>0,32</text:p>
          </table:table-cell>
          <table:table-cell table:style-name="ce40" table:formula="of:= ([.H40]+[.H46]+[.H52]+[.H58])/4" office:value-type="float" office:value="0.225">
            <text:p>0,23</text:p>
          </table:table-cell>
          <table:table-cell table:style-name="ce40" table:formula="of:= ([.I40]+[.I46]+[.I52]+[.I58])/4" office:value-type="float" office:value="0.546875">
            <text:p>0,55</text:p>
          </table:table-cell>
          <table:table-cell table:style-name="ce40" table:formula="of:= ([.J40]+[.J46]+[.J52]+[.J58])/4" office:value-type="float" office:value="1.027125">
            <text:p>1,03</text:p>
          </table:table-cell>
          <table:table-cell table:style-name="ce40" table:formula="of:= ([.K40]+[.K46]+[.K52]+[.K58])/4" office:value-type="float" office:value="11.2365">
            <text:p>11,24</text:p>
          </table:table-cell>
          <table:table-cell table:style-name="ce40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6-04">
              <text:p>04.06.18</text:p>
            </table:table-cell>
            <table:table-cell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number-columns-repeated="2" table:style-name="ce68"/>
            <table:table-cell table:style-name="ce68" office:value-type="float" office:value="0.5">
              <text:p>0,5</text:p>
            </table:table-cell>
            <table:table-cell table:style-name="ce68" office:value-type="float" office:value="0.66">
              <text:p>0,66</text:p>
            </table:table-cell>
            <table:table-cell table:style-name="ce68" table:formula="of:= [.B60] + [.C60] + [.D60] + [.E60] + [.F60] + [.G60] + [.H60] + [.I60] + [.J60]" office:value-type="float" office:value="9.16">
              <text:p>9,16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42" office:value-type="date" office:date-value="2018-06-05">
              <text:p>05.06.18</text:p>
            </table:table-cell>
            <table:table-cell table:number-columns-repeated="2"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style-name="ce74" office:value-type="float" office:value="1.5">
              <text:p>1,5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office:value-type="float" office:value="0.66">
              <text:p>0,66</text:p>
            </table:table-cell>
            <table:table-cell table:style-name="ce74" table:formula="of:= [.B61] + [.C61] + [.D61] + [.E61] + [.F61] + [.G61] + [.H61] + [.I61] + [.J61]" office:value-type="float" office:value="13.16">
              <text:p>13,16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table:style-name="ce44" office:value-type="date" office:date-value="2018-06-06">
              <text:p>06.06.18</text:p>
            </table:table-cell>
            <table:table-cell table:number-columns-repeated="2" table:style-name="ce75" office:value-type="float" office:value="1">
              <text:p>1</text:p>
            </table:table-cell>
            <table:table-cell table:style-name="ce75" office:value-type="float" office:value="10">
              <text:p>10</text:p>
            </table:table-cell>
            <table:table-cell table:style-name="ce75"/>
            <table:table-cell table:style-name="ce75" office:value-type="float" office:value="2">
              <text:p>2</text:p>
            </table:table-cell>
            <table:table-cell table:number-columns-repeated="2" table:style-name="ce75"/>
            <table:table-cell table:number-columns-repeated="2" table:style-name="ce75" office:value-type="float" office:value="1">
              <text:p>1</text:p>
            </table:table-cell>
            <table:table-cell table:style-name="ce75" table:formula="of:= [.B62] + [.C62] + [.D62] + [.E62] + [.F62] + [.G62] + [.H62] + [.I62] + [.J62]" office:value-type="float" office:value="16">
              <text:p>16</text:p>
            </table:table-cell>
            <table:table-cell table:style-name="ce7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6-07">
              <text:p>07.06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number-columns-repeated="2" table:style-name="ce68"/>
            <table:table-cell table:style-name="ce68" office:value-type="float" office:value="2">
              <text:p>2</text:p>
            </table:table-cell>
            <table:table-cell table:style-name="ce68"/>
            <table:table-cell table:style-name="ce68" table:formula="of:= [.B63] + [.C63] + [.D63] + [.E63] + [.F63] + [.G63] + [.H63] + [.I63] + [.J63]" office:value-type="float" office:value="11">
              <text:p>11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6-08">
              <text:p>08.06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6">
              <text:p>6</text:p>
            </table:table-cell>
            <table:table-cell table:style-name="ce68"/>
            <table:table-cell table:style-name="ce68" office:value-type="float" office:value="2">
              <text:p>2</text:p>
            </table:table-cell>
            <table:table-cell table:number-columns-repeated="4" table:style-name="ce68"/>
            <table:table-cell table:style-name="ce68" table:formula="of:= [.B64] + [.C64] + [.D64] + [.E64] + [.F64] + [.G64] + [.H64] + [.I64] + [.J64]" office:value-type="float" office:value="10">
              <text:p>10</text:p>
            </table:table-cell>
            <table:table-cell table:style-name="ce68"/>
            <table:table-cell table:number-columns-repeated="3"/>
          </table:table-row>
          <table:table-row table:style-name="ro1" table:visibility="collapse">
            <table:table-cell table:style-name="ce42" office:value-type="date" office:date-value="2018-06-09">
              <text:p>09.06.18</text:p>
            </table:table-cell>
            <table:table-cell table:number-columns-repeated="2" table:style-name="ce74" office:value-type="float" office:value="1">
              <text:p>1</text:p>
            </table:table-cell>
            <table:table-cell table:style-name="ce74" office:value-type="float" office:value="4">
              <text:p>4</text:p>
            </table:table-cell>
            <table:table-cell table:style-name="ce74"/>
            <table:table-cell table:style-name="ce74" office:value-type="float" office:value="4.5">
              <text:p>4,5</text:p>
            </table:table-cell>
            <table:table-cell table:style-name="ce74" office:value-type="float" office:value="1.5">
              <text:p>1,5</text:p>
            </table:table-cell>
            <table:table-cell table:number-columns-repeated="2" table:style-name="ce74"/>
            <table:table-cell table:style-name="ce74" office:value-type="float" office:value="0.66">
              <text:p>0,66</text:p>
            </table:table-cell>
            <table:table-cell table:style-name="ce74" table:formula="of:= [.B65] + [.C65] + [.D65] + [.E65] + [.F65] + [.G65] + [.H65] + [.I65] + [.J65]" office:value-type="float" office:value="12.66">
              <text:p>12,66</text:p>
            </table:table-cell>
            <table:table-cell table:style-name="ce74"/>
            <table:table-cell table:number-columns-repeated="3"/>
          </table:table-row>
        </table:table-row-group>
        <table:table-row table:style-name="ro10">
          <table:table-cell table:style-name="ce43" office:value-type="string">
            <text:p>Неделя</text:p>
          </table:table-cell>
          <table:table-cell table:style-name="ce43" table:formula="of:== ( [.B60] + [.B61] + [.B62] + [.B63] + [.B64] + [.B65]) / 6" office:value-type="float" office:value="0.833333333333333">
            <text:p>0,83</text:p>
          </table:table-cell>
          <table:table-cell table:style-name="ce43" table:formula="of:== ( [.C60] + [.C61] + [.C62] + [.C63] + [.C64] + [.C65]) / 6" office:value-type="float" office:value="1">
            <text:p>1</text:p>
          </table:table-cell>
          <table:table-cell table:style-name="ce43" table:formula="of:== ( [.D60] + [.D61] + [.D62] + [.D63] + [.D64] + [.D65]) / 6" office:value-type="float" office:value="6">
            <text:p>6</text:p>
          </table:table-cell>
          <table:table-cell table:style-name="ce43" table:formula="of:== ( [.E60] + [.E61] + [.E62] + [.E63] + [.E64] + [.E65]) / 6" office:value-type="float" office:value="0">
            <text:p>0</text:p>
          </table:table-cell>
          <table:table-cell table:style-name="ce43" table:formula="of:== ( [.F60] + [.F61] + [.F62] + [.F63] + [.F64] + [.F65]) / 6" office:value-type="float" office:value="2.41666666666667">
            <text:p>2,42</text:p>
          </table:table-cell>
          <table:table-cell table:style-name="ce43" table:formula="of:== ( [.G60] + [.G61] + [.G62] + [.G63] + [.G64] + [.G65]) / 6" office:value-type="float" office:value="0.5">
            <text:p>0,5</text:p>
          </table:table-cell>
          <table:table-cell table:style-name="ce43" table:formula="of:== ( [.H60] + [.H61] + [.H62] + [.H63] + [.H64] + [.H65]) / 6" office:value-type="float" office:value="0">
            <text:p>0</text:p>
          </table:table-cell>
          <table:table-cell table:style-name="ce43" table:formula="of:== ( [.I60] + [.I61] + [.I62] + [.I63] + [.I64] + [.I65]) / 6" office:value-type="float" office:value="0.75">
            <text:p>0,75</text:p>
          </table:table-cell>
          <table:table-cell table:style-name="ce43" table:formula="of:== ( [.J60] + [.J61] + [.J62] + [.J63] + [.J64] + [.J65]) / 6" office:value-type="float" office:value="0.496666666666667">
            <text:p>0,5</text:p>
          </table:table-cell>
          <table:table-cell table:style-name="ce43" table:formula="of:== ( [.K60] + [.K61] + [.K62] + [.K63] + [.K64] + [.K65]) / 6" office:value-type="float" office:value="11.9966666666667">
            <text:p>12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32" office:value-type="date" office:date-value="2018-06-13">
            <text:p>13.06.18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office:value-type="float" office:value="6.5">
            <text:p>6,5</text:p>
          </table:table-cell>
          <table:table-cell table:style-name="ce68"/>
          <table:table-cell table:style-name="ce68" office:value-type="float" office:value="2">
            <text:p>2</text:p>
          </table:table-cell>
          <table:table-cell table:number-columns-repeated="2"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table:formula="of:= [.B67] + [.C67] + [.D67] + [.E67] + [.F67] + [.G67] + [.H67] + [.I67] + [.J67]" office:value-type="float" office:value="10.5">
            <text:p>10,5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42" office:value-type="date" office:date-value="2018-06-14">
            <text:p>14.06.18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4" office:value-type="float" office:value="6">
            <text:p>6</text:p>
          </table:table-cell>
          <table:table-cell table:style-name="ce74"/>
          <table:table-cell table:style-name="ce74" office:value-type="float" office:value="2">
            <text:p>2</text:p>
          </table:table-cell>
          <table:table-cell table:style-name="ce74" office:value-type="float" office:value="1.5">
            <text:p>1,5</text:p>
          </table:table-cell>
          <table:table-cell table:style-name="ce74"/>
          <table:table-cell table:number-columns-repeated="2" table:style-name="ce74" office:value-type="float" office:value="1">
            <text:p>1</text:p>
          </table:table-cell>
          <table:table-cell table:style-name="ce74" table:formula="of:= [.B68] + [.C68] + [.D68] + [.E68] + [.F68] + [.G68] + [.H68] + [.I68] + [.J68]" office:value-type="float" office:value="13.5">
            <text:p>13,5</text:p>
          </table:table-cell>
          <table:table-cell table:style-name="ce74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76" table:formula="of:= [.B69] + [.C69] + [.D69] + [.E69] + [.F69] + [.G69] + [.H69] + [.I69] + [.J69]" office:value-type="float" office:value="0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80"/>
        <table:table-column table:style-name="co39" table:number-columns-repeated="2" table:default-cell-style-name="ce80"/>
        <table:table-column table:style-name="co15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20" table:default-cell-style-name="ce80"/>
        <table:table-column table:style-name="co40" table:default-cell-style-name="ce80"/>
        <table:table-column table:style-name="co41" table:default-cell-style-name="ce80"/>
        <table:table-column table:style-name="co42" table:default-cell-style-name="ce80"/>
        <table:table-column table:style-name="co15" table:default-cell-style-name="Default"/>
        <table:table-row table:style-name="ro1">
          <table:table-cell table:style-name="ce23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9" office:value-type="string">
            <text:p>Наименование</text:p>
          </table:table-cell>
          <table:table-cell table:style-name="ce79" office:value-type="string">
            <text:p>Всего</text:p>
          </table:table-cell>
          <table:table-cell table:style-name="ce79" office:value-type="string">
            <text:p>Выполнено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Пункт 1</text:p>
          </table:table-cell>
          <table:table-cell table:style-name="ce79" office:value-type="string">
            <text:p>Пункт 2</text:p>
          </table:table-cell>
          <table:table-cell table:style-name="ce79" office:value-type="string">
            <text:p>Пункт 3</text:p>
          </table:table-cell>
          <table:table-cell table:style-name="ce79" office:value-type="string">
            <text:p>Пункт 4</text:p>
          </table:table-cell>
          <table:table-cell table:style-name="ce79" office:value-type="string">
            <text:p>Пункт 5</text:p>
          </table:table-cell>
          <table:table-cell table:style-name="ce79" office:value-type="string">
            <text:p>Пункт 6</text:p>
          </table:table-cell>
          <table:table-cell table:style-name="ce79" office:value-type="string">
            <text:p>Пункт 7</text:p>
          </table:table-cell>
          <table:table-cell/>
        </table:table-row>
        <table:table-row table:style-name="ro1">
          <table:table-cell table:style-name="ce69" office:value-type="string">
            <text:p>Алгоритмы java</text:p>
          </table:table-cell>
          <table:table-cell table:style-name="ce69" office:value-type="float" office:value="843">
            <text:p>843</text:p>
          </table:table-cell>
          <table:table-cell table:style-name="ce69" office:value-type="float" office:value="134">
            <text:p>134</text:p>
          </table:table-cell>
          <table:table-cell table:style-name="ce69" table:formula="of:= ([.C10]/[.B10])*100" office:value-type="float" office:value="15.8956109134045">
            <text:p>15,9</text:p>
          </table:table-cell>
          <table:table-cell table:style-name="ce69" table:number-columns-repeated="7"/>
          <table:table-cell/>
        </table:table-row>
        <table:table-row table:style-name="ro1">
          <table:table-cell table:style-name="ce69" office:value-type="string">
            <text:p>Паттерны</text:p>
          </table:table-cell>
          <table:table-cell table:style-name="ce69" office:value-type="float" office:value="656">
            <text:p>656</text:p>
          </table:table-cell>
          <table:table-cell table:style-name="ce69" office:value-type="float" office:value="138">
            <text:p>138</text:p>
          </table:table-cell>
          <table:table-cell table:style-name="ce69" table:formula="of:= ([.C11]/[.B11])*100" office:value-type="float" office:value="21.0365853658537">
            <text:p>21,04</text:p>
          </table:table-cell>
          <table:table-cell table:style-name="ce69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5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84" office:value-type="string">
            <text:p>60 – 63 <text:s/>= 0/10%</text:p>
          </table:table-cell>
          <table:table-cell table:style-name="ce86" office:value-type="string">
            <text:p>64 – 67 = 10/25%</text:p>
          </table:table-cell>
          <table:table-cell table:style-name="ce86" office:value-type="string">
            <text:p>68 – 70 = 25/45%</text:p>
          </table:table-cell>
          <table:table-cell table:style-name="ce86" office:value-type="string">
            <text:p>71 – 73 = 45/65%</text:p>
          </table:table-cell>
          <table:table-cell table:style-name="ce86" office:value-type="string">
            <text:p>74 – 76 = 65/85%</text:p>
          </table:table-cell>
          <table:table-cell table:style-name="ce86" office:value-type="string">
            <text:p>77 – 80 = 85/100%</text:p>
          </table:table-cell>
          <table:table-cell table:style-name="ce86"/>
          <table:table-cell table:style-name="ce88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73" office:value-type="string">
            <text:p>Алгоритмы Кормен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124">
            <text:p>124</text:p>
          </table:table-cell>
          <table:table-cell table:style-name="ce73" table:formula="of:= ([.C15]/[.B15])*100" office:value-type="float" office:value="59.6153846153846">
            <text:p>59,62</text:p>
          </table:table-cell>
          <table:table-cell table:style-name="ce73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8" office:value-type="string">
            <text:p>5 дней без белка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2">
            <text:p>2</text:p>
          </table:table-cell>
          <table:table-cell table:style-name="ce68" table:formula="of:= ([.C22]/[.B22])*100" office:value-type="float" office:value="40">
            <text:p>40</text:p>
          </table:table-cell>
          <table:table-cell table:style-name="ce68" table:number-columns-repeated="7"/>
          <table:table-cell/>
        </table:table-row>
        <table:table-row table:style-name="ro1">
          <table:table-cell table:style-name="ce81" office:value-type="string">
            <text:p>Стойка</text:p>
          </table:table-cell>
          <table:table-cell table:style-name="ce81" office:value-type="float" office:value="45">
            <text:p>45</text:p>
          </table:table-cell>
          <table:table-cell table:style-name="ce81" office:value-type="float" office:value="41">
            <text:p>41</text:p>
          </table:table-cell>
          <table:table-cell table:style-name="ce81" table:formula="of:= ([.C23]/[.B23])*100" office:value-type="float" office:value="91.1111111111111">
            <text:p>91,11</text:p>
          </table:table-cell>
          <table:table-cell table:style-name="ce81" table:number-columns-repeated="7"/>
          <table:table-cell/>
        </table:table-row>
        <table:table-row table:style-name="ro1">
          <table:table-cell table:style-name="ce74" office:value-type="string">
            <text:p>Чистый код</text:p>
          </table:table-cell>
          <table:table-cell table:style-name="ce74" office:value-type="float" office:value="466">
            <text:p>466</text:p>
          </table:table-cell>
          <table:table-cell table:style-name="ce74" office:value-type="float" office:value="257">
            <text:p>257</text:p>
          </table:table-cell>
          <table:table-cell table:style-name="ce74" table:formula="of:= ([.C24]/[.B24])*100" office:value-type="float" office:value="55.1502145922747">
            <text:p>55,15</text:p>
          </table:table-cell>
          <table:table-cell table:style-name="ce74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82" office:value-type="string">
            <text:p>Autocomplete string</text:p>
          </table:table-cell>
          <table:table-cell table:number-columns-repeated="2" table:style-name="ce82" office:value-type="float" office:value="100">
            <text:p>100</text:p>
          </table:table-cell>
          <table:table-cell table:style-name="ce82" table:formula="of:= ([.C26]/[.B26])*100" office:value-type="float" office:value="100">
            <text:p>100</text:p>
          </table:table-cell>
          <table:table-cell table:style-name="ce82" table:number-columns-repeated="7"/>
          <table:table-cell/>
        </table:table-row>
        <table:table-row table:style-name="ro11">
          <table:table-cell table:style-name="ce75" office:value-type="string">
            <text:p>Спорт 80 – 100</text:p>
          </table:table-cell>
          <table:table-cell table:style-name="ce75" office:value-type="float" office:value="100">
            <text:p>100</text:p>
          </table:table-cell>
          <table:table-cell table:style-name="ce75" office:value-type="float" office:value="94">
            <text:p>94</text:p>
          </table:table-cell>
          <table:table-cell table:style-name="ce75" office:value-type="string">
            <text:p>&gt;25% <text:s/>&lt;45%</text:p>
          </table:table-cell>
          <table:table-cell table:style-name="ce85" office:value-type="string">
            <text:p>80 – 83 <text:s/>= 0/10%</text:p>
          </table:table-cell>
          <table:table-cell table:style-name="ce87" office:value-type="string">
            <text:p>84 – 87 = 10/25%</text:p>
          </table:table-cell>
          <table:table-cell table:style-name="ce87" office:value-type="string">
            <text:p>88 – 90 = 25/45%</text:p>
          </table:table-cell>
          <table:table-cell table:style-name="ce87" office:value-type="string">
            <text:p>91 – 93 = 45/65%</text:p>
          </table:table-cell>
          <table:table-cell table:style-name="ce87" office:value-type="string">
            <text:p>94 – 96 = 65/85%</text:p>
          </table:table-cell>
          <table:table-cell table:style-name="ce87" office:value-type="string">
            <text:p>97 – 100 = 85/100%</text:p>
          </table:table-cell>
          <table:table-cell table:style-name="ce75"/>
          <table:table-cell/>
        </table:table-row>
        <table:table-row table:style-name="ro1">
          <table:table-cell table:style-name="ce69" office:value-type="string">
            <text:p>TDD</text:p>
          </table:table-cell>
          <table:table-cell table:style-name="ce69" office:value-type="float" office:value="100">
            <text:p>100</text:p>
          </table:table-cell>
          <table:table-cell table:style-name="ce69" office:value-type="float" office:value="15">
            <text:p>15</text:p>
          </table:table-cell>
          <table:table-cell table:style-name="ce69" table:formula="of:= ([.C28]/[.B28])*100" office:value-type="float" office:value="15">
            <text:p>15</text:p>
          </table:table-cell>
          <table:table-cell table:style-name="ce69" table:number-columns-repeated="7"/>
          <table:table-cell/>
        </table:table-row>
        <table:table-row table:style-name="ro1">
          <table:table-cell table:style-name="ce68" office:value-type="string">
            <text:p>Linux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25">
            <text:p>25</text:p>
          </table:table-cell>
          <table:table-cell table:style-name="ce68" table:formula="of:= ([.C29]/[.B29])*100" office:value-type="float" office:value="25">
            <text:p>25</text:p>
          </table:table-cell>
          <table:table-cell table:style-name="ce68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0]/[.B30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1]/[.B31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2]/[.B32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3]/[.B33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4]/[.B34])*100" office:value-type="float" office:value="0">
            <text:p>#DIV/0!</text:p>
          </table:table-cell>
          <table:table-cell table:style-name="ce29" table:number-columns-repeated="7"/>
          <table:table-cell/>
        </table:table-row>
      </table:table>
      <table:table table:name="Уровень" table:style-name="ta1" table:print="false"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28" table:default-cell-style-name="ce52"/>
        <table:table-column table:style-name="co19" table:default-cell-style-name="ce52"/>
        <table:table-column table:style-name="co18" table:default-cell-style-name="ce52"/>
        <table:table-column table:style-name="co29" table:default-cell-style-name="ce52"/>
        <table:table-column table:style-name="co11" table:default-cell-style-name="ce52"/>
        <table:table-column table:style-name="co20" table:default-cell-style-name="ce52"/>
        <table:table-column table:style-name="co30" table:default-cell-style-name="ce52"/>
        <table:table-column table:style-name="co31" table:default-cell-style-name="ce52"/>
        <table:table-column table:style-name="co17" table:default-cell-style-name="ce52"/>
        <table:table-column table:style-name="co15" table:number-columns-repeated="1011" table:default-cell-style-name="ce52"/>
        <table:table-row table:style-name="ro11">
          <table:table-cell table:style-name="ce4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3" office:value-type="string" calcext:value-type="string">
            <text:p>Наименование</text:p>
          </table:table-cell>
          <table:table-cell table:style-name="ce53" office:value-type="string" calcext:value-type="string">
            <text:p>Всего</text:p>
          </table:table-cell>
          <table:table-cell table:style-name="ce53" office:value-type="string" calcext:value-type="string">
            <text:p>Выполнено</text:p>
          </table:table-cell>
          <table:table-cell table:style-name="ce53" office:value-type="string" calcext:value-type="string">
            <text:p>%</text:p>
          </table:table-cell>
          <table:table-cell table:style-name="ce53" office:value-type="string" calcext:value-type="string">
            <text:p>Пункт 1</text:p>
          </table:table-cell>
          <table:table-cell table:style-name="ce53" office:value-type="string" calcext:value-type="string">
            <text:p>Пункт 2</text:p>
          </table:table-cell>
          <table:table-cell table:style-name="ce53" office:value-type="string" calcext:value-type="string">
            <text:p>Пункт 3</text:p>
          </table:table-cell>
          <table:table-cell table:style-name="ce53" office:value-type="string" calcext:value-type="string">
            <text:p>Пункт 4</text:p>
          </table:table-cell>
          <table:table-cell table:style-name="ce53" office:value-type="string" calcext:value-type="string">
            <text:p>Пункт 5</text:p>
          </table:table-cell>
          <table:table-cell table:style-name="ce53" office:value-type="string" calcext:value-type="string">
            <text:p>Пункт 6</text:p>
          </table:table-cell>
          <table:table-cell table:style-name="ce53" office:value-type="string" calcext:value-type="string">
            <text:p>Пункт 7</text:p>
          </table:table-cell>
          <table:table-cell table:style-name="ce53" office:value-type="string" calcext:value-type="string">
            <text:p>Пункт 8</text:p>
          </table:table-cell>
          <table:table-cell table:style-name="ce53" office:value-type="string" calcext:value-type="string">
            <text:p>Пункт 9</text:p>
          </table:table-cell>
          <table:table-cell table:style-name="ce53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4" office:value-type="string" calcext:value-type="string">
            <text:p>English</text:p>
          </table:table-cell>
          <table:table-cell table:style-name="ce54"/>
          <table:table-cell table:style-name="ce54" office:value-type="string" calcext:value-type="string">
            <text:p>Pre – intermediate</text:p>
          </table:table-cell>
          <table:table-cell table:style-name="ce54"/>
          <table:table-cell table:style-name="ce54" office:value-type="string" calcext:value-type="string">
            <text:p>Elementary</text:p>
          </table:table-cell>
          <table:table-cell table:style-name="ce54" office:value-type="string" calcext:value-type="string">
            <text:p>Pre – intermediate</text:p>
          </table:table-cell>
          <table:table-cell table:style-name="ce54" office:value-type="string" calcext:value-type="string">
            <text:p>Intermediate</text:p>
          </table:table-cell>
          <table:table-cell table:style-name="ce54" office:value-type="string" calcext:value-type="string">
            <text:p>Upper – Intermediate</text:p>
          </table:table-cell>
          <table:table-cell table:style-name="ce54" office:value-type="string" calcext:value-type="string">
            <text:p>Advanced</text:p>
          </table:table-cell>
          <table:table-cell table:style-name="ce54" office:value-type="string" calcext:value-type="string">
            <text:p>Proficient</text:p>
          </table:table-cell>
          <table:table-cell table:style-name="ce54" table:number-columns-repeated="4"/>
          <table:table-cell table:number-columns-repeated="1010"/>
        </table:table-row>
        <table:table-row table:style-name="ro12">
          <table:table-cell table:style-name="ce55" office:value-type="string" calcext:value-type="string">
            <text:p>Спорт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string" calcext:value-type="string">
            <text:p>&gt;25% <text:s/>&lt;45%</text:p>
          </table:table-cell>
          <table:table-cell table:style-name="ce57" office:value-type="string" calcext:value-type="string">
            <text:p>До 60 <text:s/>= 0/10%</text:p>
          </table:table-cell>
          <table:table-cell table:style-name="ce57" office:value-type="string" calcext:value-type="string">
            <text:p>60 – 80 = 10/25%</text:p>
          </table:table-cell>
          <table:table-cell table:style-name="ce63" office:value-type="string" calcext:value-type="string">
            <text:p>80 – 100 = 25/45%</text:p>
          </table:table-cell>
          <table:table-cell table:style-name="ce65" office:value-type="string" calcext:value-type="string">
            <text:p>100 – 120 = 45/65%</text:p>
          </table:table-cell>
          <table:table-cell table:style-name="ce65" office:value-type="string" calcext:value-type="string">
            <text:p>120 – 150 = 65/100%</text:p>
          </table:table-cell>
          <table:table-cell table:style-name="ce65" office:value-type="string" calcext:value-type="string">
            <text:p>150 – 180 = 85/100%</text:p>
          </table:table-cell>
          <table:table-cell table:style-name="ce67" table:number-columns-repeated="4"/>
          <table:table-cell table:number-columns-repeated="1010"/>
        </table:table-row>
        <table:table-row table:style-name="ro11">
          <table:table-cell table:style-name="ce47" office:value-type="string" calcext:value-type="string">
            <text:p>Java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formula="of:= ([.C11] / [.B11]) * 100" office:value-type="float" office:value="14" calcext:value-type="float">
            <text:p>14</text:p>
          </table:table-cell>
          <table:table-cell table:style-name="ce58" office:value-type="string" calcext:value-type="string">
            <text:p>Head first 10%</text:p>
          </table:table-cell>
          <table:table-cell table:style-name="ce60" office:value-type="string" calcext:value-type="string">
            <text:p>Паттерны 15% (3)</text:p>
          </table:table-cell>
          <table:table-cell table:style-name="ce59" office:value-type="string" calcext:value-type="string">
            <text:p>Spring <text:s/>15%</text:p>
          </table:table-cell>
          <table:table-cell table:style-name="ce59" office:value-type="string" calcext:value-type="string">
            <text:p>Сервлеты 10%</text:p>
          </table:table-cell>
          <table:table-cell table:style-name="ce59" office:value-type="string" calcext:value-type="string">
            <text:p>Hibernate 10%</text:p>
          </table:table-cell>
          <table:table-cell table:style-name="ce59" office:value-type="string" calcext:value-type="string">
            <text:p>Concurrency 10%</text:p>
          </table:table-cell>
          <table:table-cell table:style-name="ce60" office:value-type="string" calcext:value-type="string">
            <text:p>TDD 10%(1)</text:p>
          </table:table-cell>
          <table:table-cell table:style-name="ce59" office:value-type="string" calcext:value-type="string">
            <text:p>Gradle 5%</text:p>
          </table:table-cell>
          <table:table-cell table:style-name="ce59" table:number-columns-repeated="2"/>
          <table:table-cell table:number-columns-repeated="1010"/>
        </table:table-row>
        <table:table-row table:style-name="ro11">
          <table:table-cell table:style-name="ce46" office:value-type="string" calcext:value-type="string">
            <text:p>Android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9" office:value-type="string" calcext:value-type="string">
            <text:p>Head first 20%</text:p>
          </table:table-cell>
          <table:table-cell table:style-name="ce59" table:number-columns-repeated="9"/>
          <table:table-cell table:number-columns-repeated="1010"/>
        </table:table-row>
        <table:table-row table:style-name="ro11">
          <table:table-cell table:style-name="ce47" office:value-type="string" calcext:value-type="string">
            <text:p>Доход</text:p>
          </table:table-cell>
          <table:table-cell table:style-name="ce47" office:value-type="float" office:value="200000" calcext:value-type="float">
            <text:p>2000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table:formula="of:= ([.C13] / [.B13]) * 100" office:value-type="float" office:value="17.5" calcext:value-type="float">
            <text:p>17,5</text:p>
          </table:table-cell>
          <table:table-cell table:style-name="ce60" table:number-columns-repeated="10"/>
          <table:table-cell table:number-columns-repeated="1010"/>
        </table:table-row>
        <table:table-row table:style-name="ro13">
          <table:table-cell table:style-name="ce47" office:value-type="string" calcext:value-type="string">
            <text:p>Здоровье(Начало)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formula="of:= ([.C14] / [.B14]) * 100" office:value-type="float" office:value="22" calcext:value-type="float">
            <text:p>22</text:p>
          </table:table-cell>
          <table:table-cell table:style-name="ce61" office:value-type="string" calcext:value-type="string">
            <text:p>45 мин у стены 10% (8)</text:p>
          </table:table-cell>
          <table:table-cell table:style-name="ce60" office:value-type="string" calcext:value-type="string">
            <text:p>5 дней без белка10% (4)</text:p>
          </table:table-cell>
          <table:table-cell table:style-name="ce58" office:value-type="string" calcext:value-type="string">
            <text:p>Мильгамма 10% (10)</text:p>
          </table:table-cell>
          <table:table-cell table:style-name="ce59" office:value-type="string" calcext:value-type="string">
            <text:p>5 дней только фрукты/ягоды 15% ()</text:p>
          </table:table-cell>
          <table:table-cell table:style-name="ce59" table:number-columns-repeated="6"/>
          <table:table-cell table:number-columns-repeated="1010"/>
        </table:table-row>
        <table:table-row table:style-name="ro12">
          <table:table-cell table:style-name="ce48" office:value-type="string" calcext:value-type="string">
            <text:p>Программирование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table:formula="of:= ([.C15] / [.B15]) * 100" office:value-type="float" office:value="28" calcext:value-type="float">
            <text:p>28</text:p>
          </table:table-cell>
          <table:table-cell table:style-name="ce58" office:value-type="string" calcext:value-type="string">
            <text:p>Программист – фан 5%(5)</text:p>
          </table:table-cell>
          <table:table-cell table:style-name="ce61" office:value-type="string" calcext:value-type="string">
            <text:p>Clean code 20%(11)</text:p>
          </table:table-cell>
          <table:table-cell table:style-name="ce64" office:value-type="string" calcext:value-type="string">
            <text:p>Алгоритмы 20% (12)</text:p>
          </table:table-cell>
          <table:table-cell table:style-name="ce66" office:value-type="string" calcext:value-type="string">
            <text:p>Карьера программиста 10%</text:p>
          </table:table-cell>
          <table:table-cell table:style-name="ce66" office:value-type="string" calcext:value-type="string">
            <text:p>Компиляторы 20%</text:p>
          </table:table-cell>
          <table:table-cell table:style-name="ce66" office:value-type="string" calcext:value-type="string">
            <text:p>Комп сети 10%</text:p>
          </table:table-cell>
          <table:table-cell table:style-name="ce66" office:value-type="string" calcext:value-type="string">
            <text:p>Алгоритмы <text:s/>Род стивенс (10%)</text:p>
          </table:table-cell>
          <table:table-cell table:style-name="ce66" office:value-type="string" calcext:value-type="string">
            <text:p>Программист – праг 5%</text:p>
          </table:table-cell>
          <table:table-cell table:style-name="ce60" table:number-columns-repeated="2"/>
          <table:table-cell table:number-columns-repeated="1010"/>
        </table:table-row>
        <table:table-row table:style-name="ro11">
          <table:table-cell table:style-name="ce48" office:value-type="string" calcext:value-type="string">
            <text:p>Linux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table:formula="of:= ([.C16] / [.B16]) * 100" office:value-type="float" office:value="25" calcext:value-type="float">
            <text:p>25</text:p>
          </table:table-cell>
          <table:table-cell table:style-name="ce62" office:value-type="string" calcext:value-type="string">
            <text:p>Установка 10%</text:p>
          </table:table-cell>
          <table:table-cell table:style-name="ce62" office:value-type="string" calcext:value-type="string">
            <text:p>Настройка 15%</text:p>
          </table:table-cell>
          <table:table-cell table:style-name="ce46" office:value-type="string" calcext:value-type="string">
            <text:p>Bash 60%</text:p>
          </table:table-cell>
          <table:table-cell table:style-name="ce46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6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15.06.2018</text:date>, <text:time>01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15H42M33S</meta:editing-duration>
    <meta:editing-cycles>581</meta:editing-cycles>
    <meta:generator>OpenOffice/4.1.2$Win32 OpenOffice.org_project/412m3$Build-9782</meta:generator>
    <dc:date>2018-06-15T01:43:02.28</dc:date>
    <meta:document-statistic meta:table-count="4" meta:cell-count="932" meta:object-count="0"/>
    <meta:user-defined meta:name="Info 1"/>
    <meta:user-defined meta:name="Info 2"/>
    <meta:user-defined meta:name="Info 3"/>
    <meta:user-defined meta:name="Info 4"/>
  </office:meta>
</office:document-meta>
</file>